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776cm"/>
    </style:style>
    <style:style style:name="Tableau2.B" style:family="table-column">
      <style:table-column-properties style:column-width="2.147cm"/>
    </style:style>
    <style:style style:name="Tableau2.C" style:family="table-column">
      <style:table-column-properties style:column-width="2.085cm"/>
    </style:style>
    <style:style style:name="Tableau2.D" style:family="table-column">
      <style:table-column-properties style:column-width="3.623cm"/>
    </style:style>
    <style:style style:name="Tableau2.E" style:family="table-column">
      <style:table-column-properties style:column-width="6.369cm"/>
    </style:style>
    <style:style style:name="Tableau2.A1" style:family="table-cell">
      <style:table-cell-properties style:vertical-align="middle" fo:padding="0.176cm" fo:border="1pt solid #000000"/>
    </style:style>
    <style:style style:name="Tableau3" style:family="table">
      <style:table-properties style:width="16.284cm" table:align="left"/>
    </style:style>
    <style:style style:name="Tableau3.A" style:family="table-column">
      <style:table-column-properties style:column-width="7.454cm"/>
    </style:style>
    <style:style style:name="Tableau3.B" style:family="table-column">
      <style:table-column-properties style:column-width="8.83cm"/>
    </style:style>
    <style:style style:name="Tableau3.A1" style:family="table-cell">
      <style:table-cell-properties style:vertical-align="middle" fo:padding="0.176cm" fo:border="1pt solid #ffffff"/>
    </style:style>
    <style:style style:name="Tableau4" style:family="table">
      <style:table-properties style:width="16.284cm" table:align="left"/>
    </style:style>
    <style:style style:name="Tableau4.A" style:family="table-column">
      <style:table-column-properties style:column-width="7.454cm"/>
    </style:style>
    <style:style style:name="Tableau4.B" style:family="table-column">
      <style:table-column-properties style:column-width="8.83cm"/>
    </style:style>
    <style:style style:name="Tableau4.A1" style:family="table-cell">
      <style:table-cell-properties style:vertical-align="middle" fo:padding="0.176cm" fo:border="1pt solid #ffffff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7cm"/>
    </style:style>
    <style:style style:name="Tableau5.A1" style:family="table-cell">
      <style:table-cell-properties style:vertical-align="middle" fo:padding="0.176cm" fo:border="1pt solid #000000"/>
    </style:style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969cm"/>
    </style:style>
    <style:style style:name="Tableau1.B" style:family="table-column">
      <style:table-column-properties style:column-width="3.415cm"/>
    </style:style>
    <style:style style:name="Tableau1.C" style:family="table-column">
      <style:table-column-properties style:column-width="5.248cm"/>
    </style:style>
    <style:style style:name="Tableau1.D" style:family="table-column">
      <style:table-column-properties style:column-width="4.369cm"/>
    </style:style>
    <style:style style:name="Tableau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4292f" loext:opacity="100%" style:text-line-through-style="none" style:text-line-through-type="none" style:font-name="Arial2" fo:font-size="10.5pt" fo:font-style="normal" style:text-underline-style="none" fo:font-weight="normal" style:text-blinking="false" fo:background-color="#ffffff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ff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.423cm" fo:margin-bottom="0cm" style:contextual-spacing="false" fo:line-height="120%" style:writing-mode="lr-tb"/>
    </style:style>
    <style:style style:name="P5" style:family="paragraph" style:parent-style-name="Text_20_body">
      <style:paragraph-properties fo:margin-top="0.423cm" fo:margin-bottom="0cm" style:contextual-spacing="false" fo:line-height="120%" fo:text-align="center" style:justify-single-word="false" style:writing-mode="lr-tb"/>
      <style:text-properties fo:font-variant="normal" fo:text-transform="none" fo:color="#c9211e" loext:opacity="100%" style:font-name="Arial2" fo:font-size="11pt" fo:font-style="normal" style:text-underline-style="solid" style:text-underline-width="auto" style:text-underline-color="font-color" fo:font-weight="bold" fo:background-color="transparent"/>
    </style:style>
    <style:style style:name="P6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7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font-weight="normal" fo:background-color="transparent"/>
    </style:style>
    <style:style style:name="P8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font-weight="normal" fo:background-color="transparent"/>
    </style:style>
    <style:style style:name="P9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14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15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.423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style:paragraph-properties fo:margin-top="0.4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64a97" style:text-blinking="false" fo:background-color="transparent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>
      <style:paragraph-properties fo:margin-top="0.423cm" fo:margin-bottom="0cm" style:contextual-spacing="false" fo:line-height="120%" style:writing-mode="lr-tb"/>
      <style:text-properties fo:font-weight="normal"/>
    </style:style>
    <style:style style:name="P23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24" style:family="paragraph" style:parent-style-name="Text_20_body">
      <style:paragraph-properties fo:margin-top="0.423cm" fo:margin-bottom="0cm" style:contextual-spacing="false" fo:line-height="120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2" fo:font-size="11pt" fo:font-style="italic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7" style:family="text">
      <style:text-properties fo:font-variant="normal" fo:text-transform="none" fo:color="#000000" loext:opacity="100%" style:font-name="Arial2" fo:font-size="11pt"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variant="normal" fo:text-transform="none" fo:color="#0000ff" loext:opacity="100%" style:font-name="Arial2" fo:font-size="11pt" fo:font-style="normal" style:text-underline-style="solid" style:text-underline-width="auto" style:text-underline-color="font-color" fo:background-color="transparent" loext:char-shading-value="0"/>
    </style:style>
    <style:style style:name="T9" style:family="text">
      <style:text-properties fo:font-variant="normal" fo:text-transform="none" fo:color="#ff0000" loext:opacity="100%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1155cc" loext:opacity="100%" style:text-line-through-style="none" style:text-line-through-type="none" style:font-name="Arial2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4292f" loext:opacity="100%" style:text-line-through-style="none" style:text-line-through-type="none" style:font-name="Arial2" fo:font-size="10.5pt" fo:font-style="normal" style:text-underline-style="none" fo:font-weight="normal" style:text-blinking="false" fo:background-color="#ffffff" loext:char-shading-value="0"/>
    </style:style>
    <style:style style:name="T13" style:family="text">
      <style:text-properties style:font-name="Arial2" fo:font-size="11pt" fo:font-style="normal" fo:font-weight="normal"/>
    </style:style>
    <style:style style:name="T14" style:family="text">
      <style:text-properties style:font-name="Arial2" fo:font-size="11pt" fo:font-style="normal" fo:font-weight="normal" officeooo:rsid="00064a97"/>
    </style:style>
    <style:style style:name="T15" style:family="text">
      <style:text-properties fo:background-color="transparent" loext:char-shading-value="0"/>
    </style:style>
    <style:style style:name="T16" style:family="text">
      <style:text-properties style:text-underline-style="solid" style:text-underline-width="auto" style:text-underline-color="font-color" fo:background-color="transparent" loext:char-shading-value="0"/>
    </style:style>
    <style:style style:name="T17" style:family="text">
      <style:text-properties fo:font-weight="bold" fo:background-color="transparent" loext:char-shading-value="0"/>
    </style:style>
    <style:style style:name="T18" style:family="text">
      <style:text-properties officeooo:rsid="00064a9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e038cb78-7fff-9f0c-4271-b1f0ce8d952b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Jallais Bastien</text:p>
          </table:table-cell>
          <table:table-cell table:style-name="Tableau1.A1" office:value-type="string">
            <text:p text:style-name="P1">Gesnel Kerrian</text:p>
          </table:table-cell>
          <table:table-cell table:style-name="Tableau1.A1" office:value-type="string">
            <text:p text:style-name="P1">Fumeron-Lecomte Baptiste</text:p>
          </table:table-cell>
          <table:table-cell table:style-name="Tableau1.A1" office:value-type="string">
            <text:p text:style-name="P1">Ratovobodo Nicka</text:p>
          </table:table-cell>
        </table:table-row>
      </table:table>
      <text:p text:style-name="P5">Rapport Sujet BD</text:p>
      <text:p text:style-name="Text_20_body"/>
      <text:p text:style-name="P6">Question 1)</text:p>
      <text:p text:style-name="P7">Dictionnaire des données utilisées dans Touiteur </text:p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">Table envisagée</text:p>
          </table:table-cell>
          <table:table-cell table:style-name="Tableau2.A1" office:value-type="string">
            <text:p text:style-name="P1">nom champ</text:p>
          </table:table-cell>
          <table:table-cell table:style-name="Tableau2.A1" office:value-type="string">
            <text:p text:style-name="P1">type</text:p>
          </table:table-cell>
          <table:table-cell table:style-name="Tableau2.A1" office:value-type="string">
            <text:p text:style-name="P1">longueur max / format</text:p>
          </table:table-cell>
          <table:table-cell table:style-name="Tableau2.A1" office:value-type="string">
            <text:p text:style-name="P1">définition du champ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nom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nom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prenom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prénom d’un 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password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0</text:p>
          </table:table-cell>
          <table:table-cell table:style-name="Tableau2.A1" office:value-type="string">
            <text:p text:style-name="P1">mot de passe de l’utilisateur</text:p>
          </table:table-cell>
        </table:table-row>
        <table:table-row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rôl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5</text:p>
          </table:table-cell>
          <table:table-cell table:style-name="Tableau2.A1" office:value-type="string">
            <text:p text:style-name="P1">rôle d’un utilisateur : admin…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35</text:p>
          </table:table-cell>
          <table:table-cell table:style-name="Tableau2.A1" office:value-type="string">
            <text:p text:style-name="P1">texte du touite d’une longueur limitée à 235 caractères 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no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4</text:p>
          </table:table-cell>
          <table:table-cell table:style-name="Tableau2.A1" office:value-type="string">
            <text:p text:style-name="P1">note d’un touit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">date de publication d’u touite</text:p>
          </table:table-cell>
        </table:table-row>
        <table:table-row>
          <table:table-cell table:style-name="Tableau2.A1" office:value-type="string">
            <text:p text:style-name="P1">Touite</text:p>
          </table:table-cell>
          <table:table-cell table:style-name="Tableau2.A1" office:value-type="string">
            <text:p text:style-name="P1">cheminIm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1">50</text:p>
          </table:table-cell>
          <table:table-cell table:style-name="Tableau2.A1" office:value-type="string">
            <text:p text:style-name="P1">chemin vers l’image 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  <text:p text:style-name="Table_20_Contents"/>
          </table:table-cell>
          <table:table-cell table:style-name="Tableau2.A1" office:value-type="string">
            <text:p text:style-name="P1">email d’un utilisateur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2">YYYY-MM-DD HH:MM:SS</text:p>
          </table:table-cell>
          <table:table-cell table:style-name="Tableau2.A1" office:value-type="string">
            <text:p text:style-name="P1">date de publication d’u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id_tag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ag</text:p>
          </table:table-cell>
        </table:table-row>
        <text:soft-page-break/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libelle_tag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nom du tag</text:p>
          </table:table-cell>
        </table:table-row>
        <table:table-row>
          <table:table-cell table:style-name="Tableau2.A1" office:value-type="string">
            <text:p text:style-name="P1">Tag</text:p>
          </table:table-cell>
          <table:table-cell table:style-name="Tableau2.A1" office:value-type="string">
            <text:p text:style-name="P1">desc_Tag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description du tag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emailUtil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1">date</text:p>
          </table:table-cell>
          <table:table-cell table:style-name="Tableau2.A1" office:value-type="string">
            <text:p text:style-name="P2">YYYY-MM-DD HH:MM:SS</text:p>
          </table:table-cell>
          <table:table-cell table:style-name="Tableau2.A1" office:value-type="string">
            <text:p text:style-name="P1">date d’un touite</text:p>
          </table:table-cell>
        </table:table-row>
        <table:table-row>
          <table:table-cell table:style-name="Tableau2.A1" office:value-type="string">
            <text:p text:style-name="P1">aTouite</text:p>
          </table:table-cell>
          <table:table-cell table:style-name="Tableau2.A1" office:value-type="string">
            <text:p text:style-name="P1">idTouite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 unique</text:p>
          </table:table-cell>
        </table:table-row>
        <table:table-row>
          <table:table-cell table:style-name="Tableau2.A1" office:value-type="string">
            <text:p text:style-name="P1">Suivis</text:p>
          </table:table-cell>
          <table:table-cell table:style-name="Tableau2.A1" office:value-type="string">
            <text:p text:style-name="P1">emailAbb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suis un compte</text:p>
          </table:table-cell>
        </table:table-row>
        <table:table-row>
          <table:table-cell table:style-name="Tableau2.A1" office:value-type="string">
            <text:p text:style-name="P1">Suivis</text:p>
          </table:table-cell>
          <table:table-cell table:style-name="Tableau2.A1" office:value-type="string">
            <text:p text:style-name="P1">emailSuiv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25</text:p>
          </table:table-cell>
          <table:table-cell table:style-name="Tableau2.A1" office:value-type="string">
            <text:p text:style-name="P1">email de l’utilisateur qui se fait suivre</text:p>
          </table:table-cell>
        </table:table-row>
        <table:table-row>
          <table:table-cell table:style-name="Tableau2.A1" office:value-type="string">
            <text:p text:style-name="P1">TouiteParTag</text:p>
          </table:table-cell>
          <table:table-cell table:style-name="Tableau2.A1" office:value-type="string">
            <text:p text:style-name="P1">id_tag</text:p>
          </table:table-cell>
          <table:table-cell table:style-name="Tableau2.A1" office:value-type="string">
            <text:p text:style-name="P1">Numér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ag</text:p>
          </table:table-cell>
        </table:table-row>
        <table:table-row>
          <table:table-cell table:style-name="Tableau2.A1" office:value-type="string">
            <text:p text:style-name="P1">TouiteParTag</text:p>
          </table:table-cell>
          <table:table-cell table:style-name="Tableau2.A1" office:value-type="string">
            <text:p text:style-name="P1">id_touite</text:p>
          </table:table-cell>
          <table:table-cell table:style-name="Tableau2.A1" office:value-type="string">
            <text:p text:style-name="P1">Numétique</text:p>
          </table:table-cell>
          <table:table-cell table:style-name="Tableau2.A1" office:value-type="string">
            <text:p text:style-name="P1">5</text:p>
          </table:table-cell>
          <table:table-cell table:style-name="Tableau2.A1" office:value-type="string">
            <text:p text:style-name="P1">id d’un touite</text:p>
          </table:table-cell>
        </table:table-row>
        <table:table-row>
          <table:table-cell table:style-name="Tableau2.A1" office:value-type="string">
            <text:p text:style-name="P1">Image</text:p>
          </table:table-cell>
          <table:table-cell table:style-name="Tableau2.A1" office:value-type="string">
            <text:p text:style-name="P1">cheminIm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chemin du fichier de l’image</text:p>
          </table:table-cell>
        </table:table-row>
        <table:table-row>
          <table:table-cell table:style-name="Tableau2.A1" office:value-type="string">
            <text:p text:style-name="P1">Image</text:p>
          </table:table-cell>
          <table:table-cell table:style-name="Tableau2.A1" office:value-type="string">
            <text:p text:style-name="P1">descIm</text:p>
          </table:table-cell>
          <table:table-cell table:style-name="Tableau2.A1" office:value-type="string">
            <text:p text:style-name="P1">Texte</text:p>
          </table:table-cell>
          <table:table-cell table:style-name="Tableau2.A1" office:value-type="string">
            <text:p text:style-name="P1">100</text:p>
          </table:table-cell>
          <table:table-cell table:style-name="Tableau2.A1" office:value-type="string">
            <text:p text:style-name="P1">description de l’image</text:p>
          </table:table-cell>
        </table:table-row>
      </table:table>
      <text:p text:style-name="Text_20_body"/>
      <text:p text:style-name="P22"><text:span text:style-name="T1"><text:line-break/></text:span><text:span text:style-name="T8">Question 2)</text:span></text:p>
      <text:p text:style-name="P8">Rappel :</text:p>
      <text:p text:style-name="P9">1FN → Attributs de forme atomique</text:p>
      <text:p text:style-name="P9">2FN → tous les attributs non clés sont pleinement dépendants des clés + 1FN</text:p>
      <text:p text:style-name="P9">3FN → tous les attributs non clés sont directement et pleinement dépendants des clés+ 2FN</text:p>
      <text:p text:style-name="Text_20_body"/>
      <text:p text:style-name="P7">Ensemble des dépendances fonctionnelles valides</text:p>
      <text:p text:style-name="P9">{emailUtil} -&gt; nomUtil, prenomUtil, password, rôle (1)</text:p>
      <text:p text:style-name="P9">{id_touite} -&gt; texte, note, date, cheminIm, descIm (2)</text:p>
      <text:p text:style-name="P9">{emailUtil, date} -&gt; id_touite (3)</text:p>
      <text:p text:style-name="P9">{id_tag} -&gt; libelle_Tag, descTag (4)</text:p>
      <text:p text:style-name="P9"><text:soft-page-break/>{id_touite}-&gt;id_tag (5)</text:p>
      <text:p text:style-name="P9">(cheminIm) -&gt; descIm (6)</text:p>
      <text:p text:style-name="P6">Question 3)</text:p>
      <text:p text:style-name="P22"><text:span text:style-name="T6">Liste des clés minimales</text:span><text:span text:style-name="T4"> </text:span></text:p>
      <text:list text:style-name="L1">
        <text:list-item>
          <text:p text:style-name="P15">Décomposition des dépendances focntionnnelles pour avoir les formes canoniques 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emailUtil -&gt; nomUtil (1’)</text:p>
            <text:p text:style-name="P1">emailUtil -&gt; prenomUtil (1’’)</text:p>
            <text:p text:style-name="P1">emailUtil -&gt; password (1’’’)</text:p>
            <text:p text:style-name="P1">emailUtil -&gt; rôle(1’’’’)</text:p>
          </table:table-cell>
          <table:table-cell table:style-name="Tableau3.A1" office:value-type="string">
            <text:p text:style-name="P1">id_touite -&gt; texte (2’)</text:p>
            <text:p text:style-name="P1">id_touite -&gt; note (2’’)</text:p>
            <text:p text:style-name="P1">id_touite -&gt; date (2’’’)</text:p>
            <text:p text:style-name="P1">id_touite -&gt; cheminIm (2’’’’) </text:p>
            <text:p text:style-name="P1">id_touite -&gt; descIm (2’’’’’) </text:p>
          </table:table-cell>
        </table:table-row>
        <table:table-row>
          <table:table-cell table:style-name="Tableau3.A1" office:value-type="string">
            <text:p text:style-name="P1">(emailUtil, date) -&gt; id_touite (3’)</text:p>
          </table:table-cell>
          <table:table-cell table:style-name="Tableau3.A1" office:value-type="string">
            <text:p text:style-name="P1">id_tag -&gt; libelle_Tag (4’)</text:p>
            <text:p text:style-name="P1">id_tag -&gt; descTagi (4’’)</text:p>
          </table:table-cell>
        </table:table-row>
        <table:table-row>
          <table:table-cell table:style-name="Tableau3.A1" office:value-type="string">
            <text:p text:style-name="P1">id_touite -&gt;id_tag (5’)</text:p>
          </table:table-cell>
          <table:table-cell table:style-name="Tableau3.A1" office:value-type="string">
            <text:p text:style-name="P1">cheminIm -&gt; descIm (6’)</text:p>
          </table:table-cell>
        </table:table-row>
      </table:table>
      <text:p text:style-name="P9">On identifie 6 tables différentes</text:p>
      <text:list text:style-name="L2">
        <text:list-item>
          <text:p text:style-name="P16">Identification des DF que l’on peut supprimer 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emailUtil -&gt; nomUtil (1’)</text:p>
            <text:p text:style-name="P1">emailUtil -&gt; prenomUtil (1’’)</text:p>
            <text:p text:style-name="P1">emailUtil -&gt; password (1’’’)</text:p>
            <text:p text:style-name="P1">emailUtil -&gt; rôle(1’’’’)</text:p>
          </table:table-cell>
          <table:table-cell table:style-name="Tableau4.A1" office:value-type="string">
            <text:p text:style-name="P1">id_touite -&gt; texte (2’)</text:p>
            <text:p text:style-name="P1">id_touite -&gt; note (2’’)</text:p>
            <text:p text:style-name="P1">id_touite -&gt; date (2’’’)</text:p>
            <text:p text:style-name="P1">id_touite -&gt; cheminIm (2’’’’) </text:p>
            <text:p text:style-name="P3">id_touite -&gt; descIm (2’’’’’) redondant avec (6’)</text:p>
          </table:table-cell>
        </table:table-row>
        <table:table-row>
          <table:table-cell table:style-name="Tableau4.A1" office:value-type="string">
            <text:p text:style-name="P1">(emailUtil, date) -&gt; id_touite (3’)</text:p>
          </table:table-cell>
          <table:table-cell table:style-name="Tableau4.A1" office:value-type="string">
            <text:p text:style-name="P1">id_tag -&gt; libelle_Tag (4’)</text:p>
            <text:p text:style-name="P1">id_tag -&gt; descTagi (4’’)</text:p>
          </table:table-cell>
        </table:table-row>
        <table:table-row>
          <table:table-cell table:style-name="Tableau4.A1" office:value-type="string">
            <text:p text:style-name="P1">id_touite -&gt;id_tag (5’)</text:p>
          </table:table-cell>
          <table:table-cell table:style-name="Tableau4.A1" office:value-type="string">
            <text:p text:style-name="P1">cheminIm -&gt; descIm (6’)</text:p>
          </table:table-cell>
        </table:table-row>
      </table:table>
      <text:list text:style-name="L3">
        <text:list-item>
          <text:p text:style-name="P17">Identification les clés </text:p>
        </text:list-item>
      </text:list>
      <text:p text:style-name="Text_20_body"/>
      <text:p text:style-name="P10">On supprime les attributs que l’on peut obtenir à partir d’autres attributs (clés):</text:p>
      <text:list text:style-name="L4">
        <text:list-item>
          <text:p text:style-name="P13"><text:span text:style-name="T17">NomUtil, prenomUtil, password</text:span><text:span text:style-name="T15"> sont obtenus à partir d’un </text:span><text:span text:style-name="T17">email.</text:span></text:p>
        </text:list-item>
        <text:list-item>
          <text:p text:style-name="P13"><text:span text:style-name="T17">Id_touite </text:span><text:span text:style-name="T15">est obtenu à partir de </text:span><text:span text:style-name="T17">email et date</text:span><text:span text:style-name="T15"> </text:span></text:p>
        </text:list-item>
        <text:list-item>
          <text:p text:style-name="P13"><text:span text:style-name="T17">Texte, note, cheminIm, descIm</text:span><text:span text:style-name="T15"> sont obtenus à partir de l’</text:span><text:span text:style-name="T17">id_touite.</text:span></text:p>
        </text:list-item>
        <text:list-item>
          <text:p text:style-name="P13"><text:span text:style-name="T17">Libelle_tag, descTag</text:span><text:span text:style-name="T15"> sont obtenus à partir de l’</text:span><text:span text:style-name="T17">id_tag</text:span><text:span text:style-name="T15">.</text:span></text:p>
        </text:list-item>
      </text:list>
      <text:p text:style-name="Text_20_body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<text:span text:style-name="T9">emailUtil</text:span><text:span text:style-name="T10"> </text:span><text:span text:style-name="T2">car à partir de cet attribut on peut avoir le nom,le prénom ainsi que le mot de passe de l’utilisateur</text:span></text:p>
            <text:p text:style-name="P4"><text:span text:style-name="T9">Date </text:span><text:span text:style-name="T2">car la combinaison avec emailUtil permet de retrouver la liste des touites d’un utilisateur et l’id_touite donne les informations sur un touite.</text:span></text:p>
            <text:p text:style-name="P4"><text:soft-page-break/><text:span text:style-name="T9">id_Tag </text:span><text:span text:style-name="T2">car les informations d’un tag comme son libellé ou sa description dépend de son id.</text:span></text:p>
          </table:table-cell>
        </table:table-row>
      </table:table>
      <text:p text:style-name="Text_20_body"/>
      <text:p text:style-name="P6">Question 4)</text:p>
      <text:p text:style-name="Text_20_body"/>
      <text:p text:style-name="P23"><text:span text:style-name="T1">Touiteur( </text:span><text:span text:style-name="T6">EmailUtil</text:span><text:span text:style-name="T1">, nomUtil, prenomUtil, password, role, id_touite, texte, </text:span><text:span text:style-name="T6">date</text:span><text:span text:style-name="T1">, note, cheminIm, </text:span><text:span text:style-name="T6">id_tag</text:span><text:span text:style-name="T1">, libelleTag, descIm)</text:span></text:p>
      <text:p text:style-name="Text_20_body"/>
      <text:p text:style-name="P10">On a : </text:p>
      <text:list text:style-name="L5">
        <text:list-item>
          <text:p text:style-name="P11">1FN car les attributs sont sous forme canonique</text:p>
        </text:list-item>
        <text:list-item>
          <text:p text:style-name="P11">2FN car 1FN et il n’y a pas de DF entre les attributs non-clés et une partie de la clé</text:p>
        </text:list-item>
        <text:list-item>
          <text:p text:style-name="P11">3FN car 2FN et il n’y a pas de DF entre les attributs non-clés.</text:p>
        </text:list-item>
      </text:list>
      <text:p text:style-name="P6">Question 5)</text:p>
      <text:p text:style-name="P22"><text:span text:style-name="T7">Rappel de la 3FN : </text:span><text:span text:style-name="T3">il faut qu'il n'y ait aucune dépendance fonctionnelle entre attributs non clés. tous les attributs non clés sont directement et pleinement dépendants des clés + 2FN</text:span></text:p>
      <text:list text:style-name="L6">
        <text:list-item>
          <text:p text:style-name="P12">Redéfinition des relations entre les attributs </text:p>
        </text:list-item>
      </text:list>
      <text:p text:style-name="Text_20_body"/>
      <text:list text:style-name="L7">
        <text:list-item>
          <text:p text:style-name="P14"><text:span text:style-name="T15">UTILISATEUR(</text:span><text:span text:style-name="T16">emailUtil</text:span><text:span text:style-name="T15">, nomUtil, prenomUtil, password, rôle)</text:span></text:p>
        </text:list-item>
        <text:list-item>
          <text:p text:style-name="P14"><text:span text:style-name="T15">TOUITE(</text:span><text:span text:style-name="T16">id_touite,</text:span><text:span text:style-name="T15"> texte, date, note, cheminIm)</text:span></text:p>
        </text:list-item>
        <text:list-item>
          <text:p text:style-name="P14"><text:span text:style-name="T15">TAG(</text:span><text:span text:style-name="T16">id_tag</text:span><text:span text:style-name="T15">, libelleTag, descTag)</text:span></text:p>
        </text:list-item>
        <text:list-item>
          <text:p text:style-name="P14"><text:span text:style-name="T15">ATOUITE(</text:span><text:span text:style-name="T16">emailUtil, date</text:span><text:span text:style-name="T15">, id_Touite)</text:span></text:p>
        </text:list-item>
        <text:list-item>
          <text:p text:style-name="P14"><text:span text:style-name="T15">SUIVIS(</text:span><text:span text:style-name="T16">emailUtilA, emailUtilB</text:span><text:span text:style-name="T15">)</text:span></text:p>
        </text:list-item>
        <text:list-item>
          <text:p text:style-name="P14"><text:span text:style-name="T15">TOUITEPARTAG(</text:span><text:span text:style-name="T16">id_touite, id_tag</text:span><text:span text:style-name="T15">)</text:span></text:p>
        </text:list-item>
        <text:list-item>
          <text:p text:style-name="P14"><text:span text:style-name="T15">IMAGE(</text:span><text:span text:style-name="T16">cheminIm</text:span><text:span text:style-name="T15">,  descIm) </text:span></text:p>
        </text:list-item>
      </text:list>
      <text:p text:style-name="P6">Question 6)</text:p>
      <text:p text:style-name="Text_20_body"/>
      <text:p text:style-name="P10">CREATE TABLE UTILISATEUR(</text:p>
      <text:p text:style-name="P18"><text:span text:style-name="T13"><text:tab/>emailUtil varchar(50),</text:span></text:p>
      <text:p text:style-name="P18"><text:span text:style-name="T13"><text:tab/>nomUtil varchar(30),</text:span></text:p>
      <text:p text:style-name="P18"><text:span text:style-name="T13"><text:tab/>prenomUtil varchar(30),</text:span></text:p>
      <text:p text:style-name="P18"><text:span text:style-name="T13"><text:tab/>password varchar(256),</text:span></text:p>
      <text:p text:style-name="P18"><text:span text:style-name="T13"><text:tab/>role varchar(10),</text:span></text:p>
      <text:p text:style-name="P18"><text:span text:style-name="T13"><text:tab/>PRIMARY KEY(emailUtil)</text:span></text:p>
      <text:p text:style-name="P18"><text:span text:style-name="T13">);</text:span></text:p>
      <text:p text:style-name="P18"><text:span text:style-name="T13"/></text:p>
      <text:p text:style-name="P10">CREATE TABLE TOUITE(</text:p>
      <text:p text:style-name="P18"><text:span text:style-name="T13"><text:tab/>id_touite int,</text:span></text:p>
      <text:p text:style-name="P18"><text:span text:style-name="T13"><text:tab/>texte varchar(235),</text:span></text:p>
      <text:p text:style-name="P18"><text:span text:style-name="T13"><text:tab/>date date,</text:span></text:p>
      <text:p text:style-name="P18"><text:span text:style-name="T13"><text:tab/>note int,</text:span></text:p>
      <text:p text:style-name="P18"><text:span text:style-name="T13"><text:tab/>cheminIm varchar(100),</text:span></text:p>
      <text:p text:style-name="P18"><text:soft-page-break/><text:span text:style-name="T13"><text:tab/>PRIMARY KEY(id_touite)</text:span></text:p>
      <text:p text:style-name="P18"><text:span text:style-name="T13">);</text:span></text:p>
      <text:p text:style-name="P19"/>
      <text:p text:style-name="P10">CREATE TABLE TAG(</text:p>
      <text:p text:style-name="P20"><text:span text:style-name="T13"><text:tab/>id_tag int,</text:span></text:p>
      <text:p text:style-name="P20"><text:span text:style-name="T13"><text:tab/>libelleTag varchar(25),<text:tab/></text:span></text:p>
      <text:p text:style-name="P20"><text:span text:style-name="T13"><text:tab/>descTag varchar(100),</text:span></text:p>
      <text:p text:style-name="P18"><text:span text:style-name="T13"><text:tab/>PRIMARY KEY(id_tag)</text:span></text:p>
      <text:p text:style-name="P18"><text:span text:style-name="T13">);</text:span></text:p>
      <text:p text:style-name="P18"><text:span text:style-name="T13"/></text:p>
      <text:p text:style-name="P10">CREATE TABLE ATOUITE(</text:p>
      <text:p text:style-name="P18"><text:span text:style-name="T13"><text:tab/>emailUtil varchar(50),</text:span></text:p>
      <text:p text:style-name="P18"><text:span text:style-name="T13"><text:tab/>date date,</text:span></text:p>
      <text:p text:style-name="P18"><text:span text:style-name="T13"><text:tab/>id_touite int,</text:span></text:p>
      <text:p text:style-name="P18"><text:span text:style-name="T13"><text:tab/>PRIMARY KEY(emailUtil, date)</text:span></text:p>
      <text:p text:style-name="P18"><text:span text:style-name="T18">)</text:span><text:span text:style-name="T13">;</text:span></text:p>
      <text:p text:style-name="P18"><text:span text:style-name="T13"/></text:p>
      <text:p text:style-name="P10">CREATE TABLE SUIVIS(</text:p>
      <text:p text:style-name="P18"><text:span text:style-name="T13"><text:tab/>emailUtilA varchar(50),</text:span></text:p>
      <text:p text:style-name="P18"><text:span text:style-name="T13"><text:tab/>emailUtilB varchar(50),</text:span></text:p>
      <text:p text:style-name="P18"><text:span text:style-name="T13"><text:tab/>PRIMARY KEY(emailUtilA, emailUtilB)</text:span></text:p>
      <text:p text:style-name="P18"><text:span text:style-name="T13">);</text:span></text:p>
      <text:p text:style-name="P19"/>
      <text:p text:style-name="P10">CREATE TABLE TOUTIEPARTAG(</text:p>
      <text:p text:style-name="P18"><text:span text:style-name="T13"><text:tab/>id_touite int,</text:span></text:p>
      <text:p text:style-name="P18"><text:span text:style-name="T13"><text:tab/>id_tag int,</text:span></text:p>
      <text:p text:style-name="P18"><text:span text:style-name="T13"><text:tab/>PRIMARY KEY(id_touite,id_tag)</text:span></text:p>
      <text:p text:style-name="P18"><text:span text:style-name="T14">)</text:span><text:span text:style-name="T13">;</text:span></text:p>
      <text:p text:style-name="Text_20_body"/>
      <text:p text:style-name="P10">CREATE TABLE IMAGE(</text:p>
      <text:p text:style-name="P18"><text:span text:style-name="T13"><text:tab/>cheminIm varchar(100),</text:span></text:p>
      <text:p text:style-name="P18"><text:span text:style-name="T13"><text:tab/>descIm varchar(100),</text:span></text:p>
      <text:p text:style-name="P18"><text:span text:style-name="T13"><text:tab/>PRIMARY KEY(cheminIm)</text:span></text:p>
      <text:p text:style-name="P18"><text:span text:style-name="T13">);</text:span></text:p>
      <text:p text:style-name="Text_20_body"/>
      <text:p text:style-name="P7">UTILISATEUR </text:p>
      <text:p text:style-name="P24"><text:span text:style-name="T2">INSERT INTO UTILISATEUR (email, nomUtil,prenomUtil, password, rôle) VALUES (‘</text:span><text:a xlink:type="simple" xlink:href="mailto:kerrianG@mail.com" text:style-name="Internet_20_link" text:visited-style-name="Visited_20_Internet_20_Link"><text:span text:style-name="T11">kerrianG@mail.com</text:span></text:a><text:span text:style-name="T5">’</text:span><text:span text:style-name="T2">, ‘Gesnel’, ‘Kerrian’, ‘kerrian1’, ‘admin’);</text:span></text:p>
      <text:p text:style-name="P24"><text:span text:style-name="T2">INSERT INTO UTILISATEUR (email, nomUtil,prenomUtil, password, rôle) VALUES (‘baptisteFL</text:span><text:a xlink:type="simple" xlink:href="mailto:kerrianG@mail.com" text:style-name="Internet_20_link" text:visited-style-name="Visited_20_Internet_20_Link"><text:span text:style-name="T11">@mail.com</text:span></text:a><text:span text:style-name="T5">’</text:span><text:span text:style-name="T2">, ‘Fumeron-Lecomte’, ‘Baptiste’, ‘baptiste1’, ‘admin’);</text:span></text:p>
      <text:p text:style-name="P24"><text:soft-page-break/><text:span text:style-name="T2">INSERT INTO UTILISATEUR (email, nomUtil,prenomUtil, password, rôle) VALUES (‘bastienJ</text:span><text:a xlink:type="simple" xlink:href="mailto:kerrianG@mail.com" text:style-name="Internet_20_link" text:visited-style-name="Visited_20_Internet_20_Link"><text:span text:style-name="T11">@mail.com</text:span></text:a><text:span text:style-name="T5">’</text:span><text:span text:style-name="T2">, ‘Jallais’, ‘Bastien’, ‘bastien1’, ‘admin’);</text:span></text:p>
      <text:p text:style-name="P24"><text:span text:style-name="T2">INSERT INTO UTILISATEUR (email, nomUtil,prenomUtil, password, rôle) VALUES (‘nickaR@</text:span><text:a xlink:type="simple" xlink:href="mailto:kerrianG@mail.com" text:style-name="Internet_20_link" text:visited-style-name="Visited_20_Internet_20_Link"><text:span text:style-name="T11">mail.com</text:span></text:a><text:span text:style-name="T5">’</text:span><text:span text:style-name="T2">,’Ratovobodo’,’Nicka’, ‘nicka1’, ‘admin’);</text:span></text:p>
      <text:p text:style-name="Text_20_body"/>
      <text:p text:style-name="P7">TAG</text:p>
      <text:p text:style-name="P9">INSERT INTO TAG (id_tag, libelleTag, descTag) VALUES (1, ‘#sae’, ‘touite sur le thème de la SAE’);</text:p>
      <text:p text:style-name="P9">INSERT INTO TAG (id_tag, libelleTag, descTag) VALUES (2, ‘#animaux’, ‘touite en rapport avec les animaux’);</text:p>
      <text:p text:style-name="P7">IMAGE</text:p>
      <text:p text:style-name="P9">INSERT INTO IMAGE(cheminIm, descIm) VALUES(‘src/image/image1.jpg’, ‘image numéro, 1’)</text:p>
      <text:p text:style-name="P9">INSERT INTO IMAGE(cheminIm, descIm) VALUES(‘src/image/image2.jpg’, ‘image numéro, 2’)</text:p>
      <text:p text:style-name="P7">TOUITE</text:p>
      <text:p text:style-name="P9">INSERT INTO TOUITE (id_touite, texte, date, note, cheminIm) VALUES (1, ‘Binevenue sur Touiteur’, ‘2023-11-07 11:00:25, 0, ‘src/image/image1.jpg’)</text:p>
      <text:p text:style-name="P9">INSERT INTO TOUITE (id_touite, texte, date, note, cheminIm) VALUES (2, ‘je rage sur la bdd’, ‘2023-11-07 11:02:25, 0, ‘src/image/image2.jpg’)</text:p>
      <text:p text:style-name="P7">ATOUITE</text:p>
      <text:p text:style-name="P24"><text:span text:style-name="T2">INSERT INTO ATOUITE(emailUtil, date, id_touite) VALUES (bastienJ</text:span><text:a xlink:type="simple" xlink:href="mailto:kerrianG@mail.com" text:style-name="Internet_20_link" text:visited-style-name="Visited_20_Internet_20_Link"><text:span text:style-name="T11">@mail.com</text:span></text:a><text:span text:style-name="T2">, </text:span><text:span text:style-name="T12">2023-11-07 11:00:25, 1</text:span><text:span text:style-name="T2">)</text:span></text:p>
      <text:p text:style-name="P24"><text:span text:style-name="T2">INSERT INTO ATOUITE(emailUtil, date, id_touite) VALUES (kerrianG</text:span><text:a xlink:type="simple" xlink:href="mailto:kerrianG@mail.com" text:style-name="Internet_20_link" text:visited-style-name="Visited_20_Internet_20_Link"><text:span text:style-name="T11">@mail.com</text:span></text:a><text:span text:style-name="T2">, </text:span><text:span text:style-name="T12">2023-11-07 11:02:25, 2</text:span><text:span text:style-name="T2">)</text:span></text:p>
      <text:p text:style-name="P7">SUIVIS </text:p>
      <text:p text:style-name="P24"><text:span text:style-name="T2">INSERT INTO SUIVIS (emailUtilA, emailUtilB) VALUES (‘baptisteFL@mailcom’, ‘</text:span><text:a xlink:type="simple" xlink:href="mailto:bastien@mail.com" text:style-name="Internet_20_link" text:visited-style-name="Visited_20_Internet_20_Link"><text:span text:style-name="T11">bastienJ@mail.com</text:span></text:a><text:span text:style-name="T5">’</text:span><text:span text:style-name="T2">);</text:span></text:p>
      <text:p text:style-name="P24"><text:span text:style-name="T2">INSERT INTO SUIVIS (emailUtilA, emailUtilB) VALUES (‘kerrianG@mailcom’, ‘</text:span><text:a xlink:type="simple" xlink:href="mailto:bastien@mail.com" text:style-name="Internet_20_link" text:visited-style-name="Visited_20_Internet_20_Link"><text:span text:style-name="T11">bastienJ@mail.com</text:span></text:a><text:span text:style-name="T5">’</text:span><text:span text:style-name="T2">);</text:span></text:p>
      <text:p text:style-name="P24"><text:span text:style-name="T2">INSERT INTO SUIVIS (emailUtilA, emailUtilB) VALUES (bastienJ@mailcom’,’nickaR</text:span><text:a xlink:type="simple" xlink:href="mailto:bastien@mail.com" text:style-name="Internet_20_link" text:visited-style-name="Visited_20_Internet_20_Link"><text:span text:style-name="T11">@mail.com</text:span></text:a><text:span text:style-name="T5">’</text:span><text:span text:style-name="T2">);</text:span></text:p>
      <text:p text:style-name="P7">TOUITEPARTAG</text:p>
      <text:p text:style-name="P9">INSERT INTO  TOUITEPARTAG (id_touite, id_tag) VALUES (2,1);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1:12:22.436000000</meta:creation-date>
    <dc:date>2023-11-07T11:15:17.328000000</dc:date>
    <meta:editing-duration>PT2M56S</meta:editing-duration>
    <meta:editing-cycles>1</meta:editing-cycles>
    <meta:document-statistic meta:table-count="5" meta:image-count="0" meta:object-count="0" meta:page-count="7" meta:paragraph-count="273" meta:word-count="982" meta:character-count="6974" meta:non-whitespace-character-count="6232"/>
    <meta:generator>LibreOffice/7.4.2.3$Windows_X86_64 LibreOffice_project/382eef1f22670f7f4118c8c2dd222ec7ad009daf</meta:generator>
  </office:meta>
</office:document-meta>
</file>